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" svg:font-family="Time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Arial" fo:language="en" fo:country="US" style:font-name-complex="Arial" style:font-size-complex="12pt"/>
    </style:style>
    <style:style style:name="P3" style:family="paragraph" style:parent-style-name="Standard" style:master-page-name="MP0">
      <style:paragraph-properties style:page-number="auto" fo:break-before="page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Arial" fo:language="en" fo:country="US" style:font-name-complex="Arial" style:font-size-complex="12pt"/>
    </style:style>
    <style:style style:name="P4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Arial" fo:language="en" fo:country="US" style:font-name-complex="Arial" style:font-size-complex="12pt"/>
    </style:style>
    <style:style style:name="T1" style:family="text">
      <style:text-properties fo:color="#4472c4" style:font-name="Arial" fo:language="en" fo:country="US" style:font-name-complex="Arial" style:font-size-complex="12pt"/>
    </style:style>
    <style:style style:name="T2" style:family="text">
      <style:text-properties fo:color="#000000" style:font-name="Arial" fo:language="en" fo:country="US" style:font-name-complex="Arial" style:font-size-complex="12pt"/>
    </style:style>
    <style:style style:name="T3" style:family="text">
      <style:text-properties fo:color="#000000" style:font-name="Arial" fo:language="en" fo:country="US" style:letter-kerning="false" style:font-name-complex="Arial" style:font-size-complex="12pt"/>
    </style:style>
    <style:style style:name="T4" style:family="text">
      <style:text-properties fo:color="#70ad47" style:font-name="Consolas" style:letter-kerning="false" style:font-name-complex="Consolas" style:font-size-complex="12pt"/>
    </style:style>
    <style:style style:name="T5" style:family="text">
      <style:text-properties style:letter-kern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Fonte_20_parág._20_padrão"><text:span text:style-name="T5">TODO</text:span></text:span></text:p>
      <text:p text:style-name="P2"><text:span text:style-name="Fonte_20_parág._20_padrão"><text:span text:style-name="T5">Consider new icons: </text:span></text:span><text:a xlink:type="simple" xlink:href="https://jpswalsh.github.io/academicons/" text:style-name="Internet_20_link" text:visited-style-name="Visited_20_Internet_20_Link"><text:span text:style-name="Fonte_20_parág._20_padrão"><text:span text:style-name="T5">https://jpswalsh.github.io/academicons/</text:span></text:span></text:a></text:p>
      <text:p text:style-name="P2"><text:span text:style-name="Fonte_20_parág._20_padrão"><text:span text:style-name="T5"/></text:span></text:p>
      <text:p text:style-name="P2"><text:span text:style-name="Fonte_20_parág._20_padrão"><text:span text:style-name="T5"/></text:span></text:p>
      <text:p text:style-name="P2"><text:bookmark-start text:name="_Hlt11411063"/><text:bookmark-start text:name="_Hlt11411059"/><text:bookmark-start text:name="_Hlt11411058"/>For the general instructions on how to build the website, from a template:</text:p>
      <text:p text:style-name="P1"><text:a xlink:type="simple" xlink:href="https://mmistakes.github.io/minimal-mistakes/docs/quick-start-guide/" text:style-name="Internet_20_link" text:visited-style-name="Visited_20_Internet_20_Link"><text:span text:style-name="Hyperlink"><text:span text:style-name="T1">https://mmistakes.github.io/minimal-mistakes/docs/quick-start-guide/</text:span></text:span></text:a><text:bookmark-end text:name="_Hlt11411063"/><text:bookmark-end text:name="_Hlt11411059"/><text:bookmark-end text:name="_Hlt11411058"/></text:p>
      <text:p text:style-name="P2"/>
      <text:p text:style-name="P2"/>
      <text:p text:style-name="P1"><text:span text:style-name="Fonte_20_parág._20_padrão"><text:span text:style-name="T2">For the use of icons, they use basically two methods. For details see: </text:span></text:span><text:a xlink:type="simple" xlink:href="https://idratherbewriting.com/documentation-theme-jekyll/mydoc_icons.html" office:target-frame-name="_top" xlink:show="replace" text:style-name="Internet_20_link" text:visited-style-name="Visited_20_Internet_20_Link"><text:span text:style-name="Hyperlink"><text:span text:style-name="T1">https://idratherbewriti</text:span></text:span></text:a><text:a xlink:type="simple" xlink:href="https://idratherbewriting.com/documentation-theme-jekyll/mydoc_icons.html" office:target-frame-name="_top" xlink:show="replace" text:style-name="Internet_20_link" text:visited-style-name="Visited_20_Internet_20_Link"><text:span text:style-name="Hyperlink"><text:span text:style-name="T1">ng.com/documentation-theme-jekyll/mydoc_icons.html</text:span></text:span></text:a></text:p>
      <text:p text:style-name="P2"/>
      <text:p text:style-name="P2"/>
      <text:p text:style-name="P2">To build, serve and incrementally edit the website:</text:p>
      <text:p text:style-name="P1"><text:span text:style-name="Fonte_20_parág._20_padrão"><text:span text:style-name="T4">bundle exec jekyll serve –incremental</text:span></text:span></text:p>
      <text:p text:style-name="P1"><text:span text:style-name="Fonte_20_parág._20_padrão"><text:span text:style-name="T4"/></text:span></text:p>
      <text:p text:style-name="P1"><text:span text:style-name="Fonte_20_parág._20_padrão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" svg:font-family="Time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pt" style:country-asian="BR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" fo:font-size="12pt" fo:letter-spacing="normal" fo:language="pt" fo:country="BR" fo:font-style="normal" style:text-underline-style="none" fo:font-weight="normal" style:letter-kerning="true" fo:background-color="transparent" style:font-name-asian="Times New Roman" style:font-size-asian="12pt" style:language-asian="pt" style:country-asian="B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Hyper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ção_20_Pendente" style:display-name="Menção Pendente" style:family="text" style:parent-style-name="Fonte_20_parág._20_padrão">
      <style:text-properties fo:color="#605e5c" fo:background-color="#e1dfdd"/>
    </style:style>
    <style:style style:name="HiperlinkVisitado" style:family="text" style:parent-style-name="Fonte_20_parág._20_padrão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creator>Samuel Carleial</dc:creator>
    <meta:creation-date>2019-06-14T11:24:00Z</meta:creation-date>
    <dc:date>2020-04-27T13:42:16</dc:date>
    <meta:editing-cycles>4</meta:editing-cycles>
    <meta:editing-duration>PT3M</meta:editing-duration>
    <meta:document-statistic meta:table-count="0" meta:image-count="0" meta:object-count="0" meta:page-count="1" meta:paragraph-count="7" meta:word-count="46" meta:character-count="437"/>
    <meta:template xlink:type="simple" xlink:actuate="onRequest" xlink:title="" xlink:href="Normal.dotm"/>
  </office:meta>
</office:document-meta>
</file>